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 style:master-page-name="Standard">
      <style:paragraph-properties fo:text-align="justify" style:justify-single-word="false" style:page-number="1"/>
    </style:style>
    <style:style style:name="P3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 style:list-style-name="WWNum1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normal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normal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6cc1" style:text-blinking="false" fo:background-color="transparent" loext:char-shading-value="0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officeooo:rsid="001a6c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8bdc5c3a1egq"/>Docker + ROS = URDF </text:p>
      <text:p text:style-name="P6"/>
      <text:p text:style-name="P6">Движок PyBullet поддерживает различные форматы объектов и даже может создавать их на лету в процессе работы, но нас в первую очередь будет интересовать формат URDF (Unified Robotics Description Format). Он широко применяется для промышленной и исследовательской разработки моделей роботов. Несмотря на солидное название, по сути это просто xml-файл, в котором с помощью тегов описываются детали (links) и связи между ними (joints). Например, простой цилиндрический робот в вакууме может выглядеть вот так:</text:p>
      <text:p text:style-name="P6"/>
      <text:p text:style-name="P6">&lt;?xml version="1.0"?&gt;</text:p>
      <text:p text:style-name="P6">&lt;robot name="myfirst"&gt;</text:p>
      <text:p text:style-name="P6"><text:s text:c="2"/>&lt;link name="base_link"&gt;</text:p>
      <text:p text:style-name="P6"><text:s text:c="4"/>&lt;visual&gt;</text:p>
      <text:p text:style-name="P6"><text:s text:c="6"/>&lt;geometry&gt;</text:p>
      <text:p text:style-name="P6"><text:s text:c="8"/>&lt;cylinder length="0.6" radius="0.2"/&gt;</text:p>
      <text:p text:style-name="P6"><text:s text:c="6"/>&lt;/geometry&gt;</text:p>
      <text:p text:style-name="P6"><text:s text:c="4"/>&lt;/visual&gt;</text:p>
      <text:p text:style-name="P6"><text:s text:c="2"/>&lt;/link&gt;</text:p>
      <text:p text:style-name="P6">&lt;/robot&gt;</text:p>
      <text:p text:style-name="P6"/>
      <text:p text:style-name="P6">Чтобы определить деталь, необходимо задать систему координат, визуальную геометрию и физические свойства. Для соединения нужно указать тип и физические характеристики. Для старта рекомендую начать со статей</text:p>
      <text:p text:style-name="P6"><text:a xlink:type="simple" xlink:href="https://articulatedrobotics.xyz/ready-for-ros-6-tf/" text:style-name="Default_20_Style" text:visited-style-name="Default_20_Style"><text:span text:style-name="T1">https://articulatedrobotics.xyz/ready-for-ros-6-tf/</text:span></text:a></text:p>
      <text:p text:style-name="P6"><text:a xlink:type="simple" xlink:href="https://articulatedrobotics.xyz/ready-for-ros-7-urdf/" text:style-name="Default_20_Style" text:visited-style-name="Default_20_Style"><text:span text:style-name="T1">https://articulatedrobotics.xyz/ready-for-ros-7-urdf/</text:span></text:a></text:p>
      <text:p text:style-name="P6"/>
      <text:p text:style-name="P1"><text:bookmark text:name="_sa9ekf1j87l4"/>ROS (Robotic operating system)</text:p>
      <text:p text:style-name="P6"/>
      <text:p text:style-name="P6">Чтобы создавать и отлаживать URDF-модели нам понадобится специальная среда - ROS (Robotic Operation System). Она предназначена, как можно предположить из названия, для разработки и развертывания робототехнических систем на различных вычислительных платформах. ROS содержит в себе огромное количество разных подсистем и инструментов, <text:bookmark text:name="docs-internal-guid-45284978-7fff-cd49-cac6-4f88c84ac917"/><text:span text:style-name="T4">но нам в ближайшее время потребуется только средство визуализации моделей rviz или онлайн-редактор</text:span></text:p>
      <text:p text:style-name="P5"><text:span text:style-name="T3"> </text:span><text:a xlink:type="simple" xlink:href="http://mymodelrobot.appspot.com/5629499534213120" text:style-name="Internet_20_link" text:visited-style-name="Visited_20_Internet_20_Link"><text:span text:style-name="T6">http://mymodelrobot.appspot.com/5629499534213120</text:span></text:a></text:p>
      <text:p text:style-name="P4">(кстати, если вы найдете какой-то работоспособный редактор URDF-моделей, независимый от ROS, дайте мне знать ^_^).</text:p>
      <text:p text:style-name="P6"/>
      <text:p text:style-name="P6">Отдельный вопрос состоит в том, как запустить ROS и воспользоваться нужными компонентами. На официальном сайте представлены несколько вариантов, но наиболее простым я считаю запуска ROS <text:s/>в Docker-контейнере. </text:p>
      <text:p text:style-name="P6"/>
      <text:p text:style-name="P6"><text:soft-page-break/>Примечание: когда вы начнёте читать документацию, то увидите, что в настоящее время есть 2 версии ROS: собственно ROS и ROS 2. Для наших задач подойдёт любая, но чтобы снизить неопределенность я буду иметь в виду стабильный дистрибутив ROS2 Humble Hawksbill. </text:p>
      <text:p text:style-name="P6"/>
      <text:p text:style-name="P1"><text:bookmark text:name="_jnusaj4o05ic"/>Docker </text:p>
      <text:p text:style-name="P6">Docker – это отличный платформа для <text:s/>виртуализации на уровне операционной системы. Он позволяет создавать независимые окружения для запуска приложений и сервисов. Поэтому предлагаю воспользоваться его мощью и запустить официальный образ разработчиков ROS. За любыми подробностями о Docker отсылаю к циклу статей на Хабре: <text:a xlink:type="simple" xlink:href="https://habr.com/en/company/ruvds/blog/440660/" text:style-name="Default_20_Style" text:visited-style-name="Default_20_Style"><text:span text:style-name="T1">https://habr.com/en/company/ruvds/blog/440660/</text:span></text:a></text:p>
      <text:p text:style-name="P6"/>
      <text:p text:style-name="P1"><text:bookmark text:name="_ahq26gllk2f0"/>Подготовка окружения</text:p>
      <text:p text:style-name="P6"/>
      <text:p text:style-name="P6">Подготовка и запуск окружения Docker + ROS 2 описана для Ubuntu Linux (20.04+). При желании можно отказаться от Docker и просто установить ROS 2 так, как это описано в документации. </text:p>
      <text:p text:style-name="P6"/>
      <text:list xml:id="list1777647812" text:style-name="WWNum1">
        <text:list-item>
          <text:p text:style-name="P7">Устанавливаем Docker </text:p>
        </text:list-item>
        <text:list-item>
          <text:p text:style-name="P7">Загружаем нужный образ</text:p>
        </text:list-item>
      </text:list>
      <text:p text:style-name="P8">docker pull osrf/ros:humble-desktop-full</text:p>
      <text:p text:style-name="P8"/>
      <text:list xml:id="list152141354433621" text:continue-numbering="true" text:style-name="WWNum1">
        <text:list-item>
          <text:p text:style-name="P7">Запускаем контейнер </text:p>
        </text:list-item>
      </text:list>
      <text:p text:style-name="P8">docker run -it \</text:p>
      <text:p text:style-name="P8"><text:tab/>--env="DISPLAY" \</text:p>
      <text:p text:style-name="P8"><text:tab/>--env="QT_X11_NO_MITSHM=1" \</text:p>
      <text:p text:style-name="P8"><text:tab/>--volume="/tmp/.X11-unix:/tmp/.X11-unix:rw" \</text:p>
      <text:p text:style-name="P8"><text:tab/><text:bookmark text:name="docs-internal-guid-0048a245-7fff-5e1f-610f-7c974e76c629"/><text:span text:style-name="T4">-v /</text:span><text:span text:style-name="T5">path_to_local_urds_models</text:span><text:span text:style-name="T4">:/home/models \ </text:span></text:p>
      <text:p text:style-name="P8"><text:tab/>osrf/ros:humble-desktop-full</text:p>
      <text:p text:style-name="P8"/>
      <text:list xml:id="list152142518560458" text:continue-numbering="true" text:style-name="WWNum1">
        <text:list-item>
          <text:p text:style-name="P7">Чтобы запускать графические приложения (в частности rviz), необходимо пробросить из докера соединение с X-сервером</text:p>
        </text:list-item>
      </text:list>
      <text:p text:style-name="P8">xhost +local:container_hostname</text:p>
      <text:p text:style-name="P8"/>
      <text:p text:style-name="P8">где в качестве container_hostname в нашем случае подойдет ID контейнера (потому что мы не настраивали hostname)</text:p>
      <text:p text:style-name="P8"/>
      <text:list xml:id="list152140904162343" text:continue-numbering="true" text:style-name="WWNum1">
        <text:list-item>
          <text:p text:style-name="P7">Теперь контейнер можно запустить</text:p>
        </text:list-item>
      </text:list>
      <text:p text:style-name="P8">docker start containerId</text:p>
      <text:p text:style-name="P8"/>
      <text:list xml:id="list152141571270798" text:continue-numbering="true" text:style-name="WWNum1">
        <text:list-item>
          <text:p text:style-name="P7">И продключиться к нему</text:p>
        </text:list-item>
      </text:list>
      <text:p text:style-name="P8">docker container attach containerId</text:p>
      <text:p text:style-name="P8"/>
      <text:p text:style-name="P9">Доброе пожаловать в среду ROS2 ;)</text:p>
      <text:p text:style-name="P3"><text:bookmark text:name="docs-internal-guid-91c5fba1-7fff-2503-d114-0ebe25423472"/><text:soft-page-break/>Запуск urdf-модели в rviz</text:p>
      <text:p text:style-name="P5"><text:a xlink:type="simple" xlink:href="https://github.com/joshnewans/urdf_example" text:style-name="Internet_20_link" text:visited-style-name="Visited_20_Internet_20_Link"><text:span text:style-name="T6">https://github.com/joshnewans/urdf_example</text:span></text:a></text:p>
      <text:p text:style-name="Text_20_body"/>
      <text:p text:style-name="P4">Быстрый вариант: </text:p>
      <text:p text:style-name="P4">0. При необходимости можно установить joint_state_publisher_gui аптом</text:p>
      <text:p text:style-name="P5"><text:span text:style-name="T5">1. </text:span><text:span text:style-name="T4">ros2 run robot_state_publisher robot_state_publisher file.urdf</text:span></text:p>
      <text:p text:style-name="P4"><text:span text:style-name="T7">3. </text:span>ros2 run joint_state_publisher_gui joint_state_publisher_gui</text:p>
      <text:p text:style-name="P4">(добавить RobotModel, выбрать в Description Topic /robot_description)</text:p>
      <text:p text:style-name="P4"><text:span text:style-name="T7">4. </text:span>rviz2</text:p>
      <text:p text:style-name="P9"><text:tab/></text:p>
      <text:p text:style-name="P6"/>
      <text:p text:style-name="P1"><text:bookmark text:name="_8q6215j7p2uu"/><text:s/>Список материалов</text:p>
      <text:p text:style-name="P6"/>
      <text:p text:style-name="P6">Docker:</text:p>
      <text:p text:style-name="P6"><text:a xlink:type="simple" xlink:href="https://habr.com/en/company/ruvds/blog/440660/" text:style-name="Default_20_Style" text:visited-style-name="Default_20_Style"><text:span text:style-name="T1">https://habr.com/en/company/ruvds/blog/440660/</text:span></text:a></text:p>
      <text:p text:style-name="P6"/>
      <text:p text:style-name="P6">ROS + Docker</text:p>
      <text:p text:style-name="P6"><text:a xlink:type="simple" xlink:href="http://docs.ros.org/en/humble/How-To-Guides/Run-2-nodes-in-single-or-separate-docker-containers.html" text:style-name="Default_20_Style" text:visited-style-name="Default_20_Style"><text:span text:style-name="T1">http://docs.ros.org/en/humble/How-To-Guides/Run-2-nodes-in-single-or-separate-docker-containers.html</text:span></text:a></text:p>
      <text:p text:style-name="P6">ROS + Docker + X11</text:p>
      <text:p text:style-name="P6"><text:a xlink:type="simple" xlink:href="http://wiki.ros.org/docker/Tutorials/GUI" text:style-name="Default_20_Style" text:visited-style-name="Default_20_Style"><text:span text:style-name="T1">http://wiki.ros.org/docker/Tutorials/GUI</text:span></text:a></text:p>
      <text:p text:style-name="P6"/>
      <text:p text:style-name="P6">URDF:</text:p>
      <text:p text:style-name="P6"><text:a xlink:type="simple" xlink:href="http://docs.ros.org/en/humble/Tutorials/URDF/Building-a-Visual-Robot-Model-with-URDF-from-Scratch.html" text:style-name="Default_20_Style" text:visited-style-name="Default_20_Style"><text:span text:style-name="T1">http://docs.ros.org/en/humble/Tutorials/URDF/Building-a-Visual-Robot-Model-with-URDF-from-Scratch.html</text:span></text:a></text:p>
      <text:p text:style-name="P6"/>
      <text:p text:style-name="P6">Дополнительные материалы</text:p>
      <text:p text:style-name="P6"><text:a xlink:type="simple" xlink:href="http://wiki.ros.org/urdf/Tutorials" text:style-name="Default_20_Style" text:visited-style-name="Default_20_Style"><text:span text:style-name="T1">http://wiki.ros.org/urdf/Tutorials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ru" fo:country="RU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1" fo:font-size="11pt" fo:language="ru" fo:country="RU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6T15:21:40.271631792</dc:date>
    <meta:editing-duration>PT7M47S</meta:editing-duration>
    <meta:editing-cycles>1</meta:editing-cycles>
    <meta:document-statistic meta:table-count="0" meta:image-count="0" meta:object-count="0" meta:page-count="3" meta:paragraph-count="63" meta:word-count="475" meta:character-count="4157" meta:non-whitespace-character-count="3701"/>
    <meta:generator>LibreOffice/7.3.4.2$Linux_X86_64 LibreOffice_project/30$Build-2</meta:generator>
  </office:meta>
</office:document-meta>
</file>